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3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7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4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3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6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69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2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18.00pt" fo:text-indent="0.0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justify"/>
    </style:style>
  </office:automatic-styles>
  <office:body>
    <office:text>
      <text:p text:style-name="P1"><text:span text:style-name="T1">Alcances del RESTLAB (Comienzo de la Implementación)</text:span></text:p>
      <text:p text:style-name="P2"><text:span text:style-name="T2">Aquí cubriremos varios temas como: </text:span></text:p>
      <text:list text:style-name="L3">
        <text:list-item>
          <text:p text:style-name="P3"><text:span text:style-name="T2">Definir los alcances de nuestro RESTServer</text:span></text:p>
        </text:list-item>
        <text:list-item>
          <text:p text:style-name="P3"><text:span text:style-name="T2">CRUD</text:span></text:p>
        </text:list-item>
        <text:list-item>
          <text:p text:style-name="P3"><text:span text:style-name="T2">Encriptación de contraseñas</text:span></text:p>
        </text:list-item>
        <text:list-item>
          <text:p text:style-name="P3"><text:span text:style-name="T2">Validaciones personalizadas</text:span></text:p>
        </text:list-item>
        <text:list-item>
          <text:p text:style-name="P3"><text:span text:style-name="T2">Creación de roles</text:span></text:p>
        </text:list-item>
        <text:list-item>
          <text:p text:style-name="P3"><text:span text:style-name="T2">Conexiones con MLAB</text:span></text:p>
        </text:list-item>
        <text:list-item>
          <text:p text:style-name="P3"><text:span text:style-name="T2">Despliegue de base de datos en la nube</text:span></text:p>
        </text:list-item>
        <text:list-item>
          <text:p text:style-name="P3"><text:span text:style-name="T2">Conexión con Robo 3T con base de datos en la nube</text:span></text:p>
        </text:list-item>
        <text:list-item>
          <text:p text:style-name="P3"><text:span text:style-name="T2">Configuración de variables de entorno</text:span></text:p>
        </text:list-item>
        <text:list-item>
          <text:p text:style-name="P3"><text:span text:style-name="T2">Borrado de archivos</text:span></text:p>
        </text:list-item>
        <text:list-item>
          <text:p text:style-name="P4"><text:span text:style-name="T2">Eliminado físico de la base de datos</text:span></text:p>
        </text:list-item>
        <text:list-item>
          <text:p text:style-name="P4"><text:span text:style-name="T2">Eliminación por estado en un campo de la colección</text:span></text:p>
        </text:list-item>
      </text:list>
      <text:p text:style-name="P5"><text:span text:style-name="T3"/></text:p>
      <text:p text:style-name="P5"><text:span text:style-name="T4">mongoose (paquete para cone3ctar la bases de datos. Nodejs y mongo)</text:span></text:p>
      <text:p text:style-name="P5"><text:span text:style-name="T5"/></text:p>
      <text:p text:style-name="P5"><text:span text:style-name="T6">Nos seguramos que este corriendo mongod.exe en windows, en linux, mac ejecutar sudo mongod</text:span></text:p>
      <text:p text:style-name="P5"><text:span text:style-name="T7"/></text:p>
      <text:p text:style-name="P5"><text:span text:style-name="T8">buscar npm mongoose.</text:span></text:p>
      <text:p text:style-name="P5"><text:span text:style-name="T9">documentación oficial:</text:span><text:span text:style-name="T10"><text:s/></text:span><text:a xlink:href="https://mongoosejs.com/"><text:span text:style-name="T11">https://mongoosejs.com/</text:span></text:a><text:span text:style-name="T12"/></text:p>
      <text:p text:style-name="P5"><text:span text:style-name="T13"/></text:p>
      <text:p text:style-name="P6"><text:span text:style-name="T14">Intalación:<text:s/></text:span><text:span text:style-name="T15">npm install mongoose --save</text:span></text:p>
      <text:p text:style-name="P6"><text:span text:style-name="T16"/></text:p>
      <text:p text:style-name="P6"><text:span text:style-name="T17">Configurando la conección</text:span></text:p>
      <text:p text:style-name="P6"><text:span text:style-name="T18"/></text:p>
      <text:p text:style-name="P6"><text:span text:style-name="T19">En el server.js:</text:span></text:p>
      <text:p text:style-name="P6"><text:span text:style-name="T20">const mongoose = require('mongoose');</text:span></text:p>
      <text:p text:style-name="P6"><text:span text:style-name="T20">mongoose.connect('mongodb://localhost:27017/cafe', ,{</text:span></text:p>
      <text:p text:style-name="P6"><text:span text:style-name="T20"><text:s text:c="2"/>useNewUrlParser:true,<text:s text:c="2"/>//Ent la pagina según para usar las nuevas conexiones</text:span></text:p>
      <text:p text:style-name="P6"><text:span text:style-name="T20"><text:s text:c="2"/>useUnifiedTopology:true,</text:span></text:p>
      <text:p text:style-name="P6"><text:span text:style-name="T20">},(err, res)=&gt;{</text:span></text:p>
      <text:p text:style-name="P6"><text:span text:style-name="T20"><text:s text:c="2"/>if(err) throw err;<text:s/></text:span><text:span text:style-name="T21">//Si el error existe, diferente de undefined, lo lanza. Si no existe el error continua con la ejecución</text:span></text:p>
      <text:p text:style-name="P6"><text:span text:style-name="T22"><text:s text:c="2"/>console.log('Base de Datos online');</text:span></text:p>
      <text:p text:style-name="P6"><text:span text:style-name="T22">});</text:span><text:span text:style-name="T23"><text:s/>//El callback sirve para procesar<text:s text:c="2"/>un erro si lo hay o una respuesta si la hay.</text:span></text:p>
      <text:p text:style-name="P6"><text:span text:style-name="T24"/></text:p>
      <text:p text:style-name="P6"><text:span text:style-name="T25">(ver documentaión)</text:span></text:p>
      <text:p text:style-name="P6"><text:span text:style-name="T26"/></text:p>
      <text:p text:style-name="P6"><text:span text:style-name="T27">Si el servidor no existe mongoose y mongo la crean, por lo que aunque no exista la bd se puede realizar la conección</text:span></text:p>
      <text:p text:style-name="P6"><text:span text:style-name="T28"/></text:p>
      <text:p text:style-name="P6"><text:span text:style-name="T29">Estructura</text:span></text:p>
      <text:p text:style-name="P6"><text:span text:style-name="T30"/></text:p>
      <text:p text:style-name="P6"><text:span text:style-name="T31">Los servicios estarán en server/routes/usuario.js así que creamos en archivo y copiamos todos los servicios (get, puet, etc.) ahí. </text:span></text:p>
      <text:p text:style-name="P6"><text:span text:style-name="T32"/></text:p>
      <text:p text:style-name="P6"><text:span text:style-name="T33">Los exportamos pero para eso bastará con exportar el app, ya que el contiene los elementos.</text:span></text:p>
      <text:p text:style-name="P6"><text:span text:style-name="T33">El archivo principal (server.js) los importamo pero de foerma diferente. Usamos el app que esta definido (app = requiere ('express'); app.express)<text:s text:c="2"/>y decimos que queremos usar la ruta:</text:span></text:p>
      <text:p text:style-name="P6"><text:span text:style-name="T34"/></text:p>
      <text:p text:style-name="P6"><text:span text:style-name="T35">app.use( require ('.routers/usuario.js') ); //importamos y especificamos que lo vamos a usar en el app.</text:span></text:p>
      <text:p text:style-name="P6"><text:span text:style-name="T36"/></text:p>
      <text:p text:style-name="P6"><text:span text:style-name="T37">Creamos otro ruta con el esquema. server/models/usuario.js En este hacemos la estructura del modelo (tabla) que vamos a insertar, usando:</text:span></text:p>
      <text:p text:style-name="P6"><text:span text:style-name="T38"/></text:p>
      <text:p text:style-name="P6"><text:span text:style-name="T39">const mongoose = require('mongoose');</text:span></text:p>
      <text:p text:style-name="P6"><text:span text:style-name="T39">let Schema = mongoose.Squema;</text:span><text:span text:style-name="T40"><text:s/>//Esquema para el manejo de la base de datos, es un estandar que Squema sea con S</text:span></text:p>
      <text:p text:style-name="P6"><text:span text:style-name="T41">let usuarioSquema= new Squema(</text:span></text:p>
      <text:p text:style-name="P6"><text:span text:style-name="T41"><text:s text:c="4"/>{</text:span></text:p>
      <text:p text:style-name="P6"><text:span text:style-name="T41"><text:s text:c="8"/>nombre:{</text:span><text:span text:style-name="T42"><text:s/>//En este caso el nombre se tomará de la BD</text:span></text:p>
      <text:p text:style-name="P6"><text:span text:style-name="T43"><text:s text:c="12"/>type: String,</text:span><text:span text:style-name="T44"><text:s/>//Definimos el tipo, son parametros opcionales</text:span></text:p>
      <text:p text:style-name="P6"><text:span text:style-name="T45"><text:s text:c="12"/>required: [true, 'El nombre es necesario']</text:span><text:span text:style-name="T46"><text:s/>//decimos que es requerido, obligatorio. : true<text:s text:c="2"/>al ponerlos entre corchetes es para poner definir un mensaje personalizado y en su caso no obtener el generico</text:span></text:p>
      <text:p text:style-name="P6"><text:span text:style-name="T47"><text:s text:c="8"/>},<text:s text:c="3"/>//Agregamos todos los que querramos</text:span></text:p>
      <text:p text:style-name="P6"><text:span text:style-name="T47">}</text:span></text:p>
      <text:p text:style-name="P6"><text:span text:style-name="T48"/></text:p>
      <text:p text:style-name="P6"><text:span text:style-name="T49">En routes/usuario importamos el esquema</text:span></text:p>
      <text:p text:style-name="P6"><text:span text:style-name="T50"/></text:p>
      <text:p text:style-name="P6"><text:span text:style-name="T51">const Usuario = require ('../models/usuario');</text:span></text:p>
      <text:p text:style-name="P6"><text:span text:style-name="T52"/></text:p>
      <text:p text:style-name="P6"><text:span text:style-name="T53">dentro del post creamos objetos que tendrán la estructura del esquema</text:span></text:p>
      <text:p text:style-name="P6"><text:span text:style-name="T54">let usuario = new Usuario({nombre=nombre.body, etc});<text:s text:c="3"/></text:span><text:span text:style-name="T55">dentro del constructor mandamos los parametros como un objeto literal, el nombre.body viene son mandados por el post del usuario y usando el modulo body-parser</text:span></text:p>
      <text:p text:style-name="P6"><text:span text:style-name="T56"/></text:p>
      <text:p text:style-name="P6"><text:span text:style-name="T57">importante ver codigo usuario tanto en model como en router.</text:span></text:p>
      <text:p text:style-name="P6"><text:span text:style-name="T58"/></text:p>
      <text:p text:style-name="P6"><text:span text:style-name="T59">Validacion de email</text:span></text:p>
      <text:p text:style-name="P6"><text:span text:style-name="T60"/></text:p>
      <text:p text:style-name="P6"><text:span text:style-name="T61">En mongoose: solo necesitamos colocar la condición</text:span><text:span text:style-name="T62"><text:s/></text:span><text:span text:style-name="T63">unic: true,</text:span></text:p>
      <text:p text:style-name="P6"><text:span text:style-name="T64"/></text:p>
      <text:p text:style-name="P6"><text:span text:style-name="T65">Con esto no se prodrá duplicar el correo pero mandará un error complicado de interpretar por lo que para personalizarlo, usaremos un paquete:</text:span></text:p>
      <text:p text:style-name="P6"><text:span text:style-name="T66"/></text:p>
      <text:p text:style-name="P6"><text:span text:style-name="T67">npm mongoose-unique-validator:<text:s/></text:span><text:a xlink:href="https://www.npmjs.com/package/mongoose-unique-validator"><text:span text:style-name="T68">https://www.npmjs.com/package/mongoose-unique-validator</text:span></text:a><text:span text:style-name="T69"/></text:p>
      <text:p text:style-name="P6"><text:span text:style-name="T70"/></text:p>
      <text:p text:style-name="P6"><text:span text:style-name="T71">instalamos:<text:s/></text:span><text:span text:style-name="T72">npm i mongoose-unique-validator --save</text:span></text:p>
      <text:p text:style-name="P6"><text:span text:style-name="T73"/></text:p>
      <text:p text:style-name="P6"><text:span text:style-name="T74">Lo requerimos:<text:s/></text:span><text:span text:style-name="T75">const uniqueValidator = require ('mongoose-unique-validator');</text:span></text:p>
      <text:p text:style-name="P6"><text:span text:style-name="T76"/></text:p>
      <text:p text:style-name="P6"><text:span text:style-name="T77">Debemos haber agregado la propiedad:</text:span><text:span text:style-name="T78"><text:s/>unique: true, al campo que queremos sea unico.</text:span></text:p>
      <text:p text:style-name="P6"><text:span text:style-name="T79"/></text:p>
      <text:p text:style-name="P6"><text:span text:style-name="T80">Indicamos que el esquema debe usar un plugin especifico y mandamos el mensaje personalizado, usamos comillas simples, NO backticks, PATH inserta de donde viene el mensaje.</text:span></text:p>
      <text:p text:style-name="P6"><text:span text:style-name="T81"/></text:p>
      <text:p text:style-name="P6"><text:span text:style-name="T82">usuarioSquema.plugin( uniqueValidator, { menssage: '{PATH} debe de ser unico' });<text:s text:c="2"/></text:span></text:p>
      <text:p text:style-name="P6"><text:span text:style-name="T83"/></text:p>
      <text:p text:style-name="P7"><text:span text:style-name="T84">Encriptando la contraseña</text:span></text:p>
      <text:p text:style-name="P7"><text:span text:style-name="T85"/></text:p>
      <text:p text:style-name="P8"><text:span text:style-name="T86">Metodo hash de una sola vía.</text:span></text:p>
      <text:p text:style-name="P8"><text:span text:style-name="T87"/></text:p>
      <text:p text:style-name="P8"><text:span text:style-name="T88">Para encriptar usaremos: Bcrypt de la que deberemos instalar la version mas reciente con:</text:span></text:p>
      <text:p text:style-name="P8"><text:a xlink:href="https://www.npmjs.com/package/bcrypt"><text:span text:style-name="T89">https://www.npmjs.com/package/bcrypt</text:span></text:a><text:span text:style-name="T90"/></text:p>
      <text:p text:style-name="P8"><text:span text:style-name="T90"/></text:p>
      <text:p text:style-name="P8"><text:span text:style-name="T90"/></text:p>
      <text:p text:style-name="P8"><text:span text:style-name="T91">npm install bcrypt@3.0.2</text:span><text:span text:style-name="T92"><text:s/>o posterior. em este caso el 5, basto no especificar la version.</text:span></text:p>
      <text:p text:style-name="P8"><text:span text:style-name="T93"/></text:p>
      <text:p text:style-name="P8"><text:span text:style-name="T94">Lo requerimos, ver documentación:<text:s/></text:span><text:span text:style-name="T95">const bcrypt = require('bcrypt');</text:span></text:p>
      <text:p text:style-name="P8"><text:span text:style-name="T96"/></text:p>
      <text:p text:style-name="P8"><text:span text:style-name="T97">para no regresar el password</text:span></text:p>
      <text:p text:style-name="P8"><text:span text:style-name="T98"/></text:p>
      <text:p text:style-name="P8"><text:span text:style-name="T99">Una opción es hacer:<text:s/></text:span><text:span text:style-name="T100"><text:s/>usarioDB.password=null;<text:s/></text:span><text:span text:style-name="T101">(usuarioDB es la respuesta la hacer usuario.save)</text:span></text:p>
      <text:p text:style-name="P8"><text:span text:style-name="T102"/></text:p>
      <text:p text:style-name="P8"><text:span text:style-name="T103">Pero seguira mandando el campo password como null, para evitar esto trabajaremos con el esquema:</text:span></text:p>
      <text:p text:style-name="P8"><text:span text:style-name="T104"/></text:p>
      <text:p text:style-name="P8"><text:span text:style-name="T105">usuarioSquema.methods.toJSON = function(){<text:s text:c="2"/>//.methods --metodos de schema , .toJSON siempre se llama antes de hacer una impresión JSON de schema<text:s text:c="3"/></text:span></text:p>
      <text:p text:style-name="P8"><text:span text:style-name="T105"><text:s text:c="8"/>//No usar función de flecha porque no permite el uso de this, el cual necesitaremos</text:span></text:p>
      <text:p text:style-name="P8"><text:span text:style-name="T105"><text:s text:c="8"/>let user = this;</text:span></text:p>
      <text:p text:style-name="P8"><text:span text:style-name="T105"><text:s text:c="8"/>let useObject = user.toObject();</text:span></text:p>
      <text:p text:style-name="P8"><text:span text:style-name="T105"><text:s text:c="8"/>delete userObject.password;</text:span></text:p>
      <text:p text:style-name="P8"><text:span text:style-name="T106"/></text:p>
      <text:p text:style-name="P8"><text:span text:style-name="T107"><text:s text:c="8"/>return userObject;<text:s text:c="3"/>Con esto eliminamos el campo del esquema, </text:span></text:p>
      <text:p text:style-name="P8"><text:span text:style-name="T107"><text:s text:c="4"/>} </text:span></text:p>
      <text:p text:style-name="P8"><text:span text:style-name="T108"/></text:p>
      <text:p text:style-name="P8"><text:span text:style-name="T109">ACTUALIZANDO UN REGISTRO CON PUT</text:span></text:p>
      <text:p text:style-name="P8"><text:span text:style-name="T110"/></text:p>
      <text:p text:style-name="P8"><text:span text:style-name="T111">Para esto usaremos mongosee, hay varias opciones, usaremos</text:span><text:span text:style-name="T112"><text:s/>findByIdAndUpdate.</text:span></text:p>
      <text:p text:style-name="P8"><text:span text:style-name="T113"/></text:p>
      <text:p text:style-name="P8"><text:span text:style-name="T114">app.put('/usuario/:id', function (req, res) {</text:span></text:p>
      <text:p text:style-name="P8"><text:span text:style-name="T114"><text:s text:c="4"/>let id = req.params.id;</text:span></text:p>
      <text:p text:style-name="P8"><text:span text:style-name="T114"><text:s text:c="4"/>let body = req.body;</text:span></text:p>
      <text:p text:style-name="P8"><text:span text:style-name="T115"/></text:p>
      <text:p text:style-name="P8"><text:span text:style-name="T116"><text:s text:c="4"/>//usuario.findById(id, (err,usuarioDB)=&gt;{ //.findById viene del mongoose y es para buscar<text:s text:c="2"/>el usuario aunque despues deberiamos hacer algo como usuarioDB.save</text:span></text:p>
      <text:p text:style-name="P8"><text:span text:style-name="T117"/></text:p>
      <text:p text:style-name="P8"><text:span text:style-name="T118"><text:s text:c="2"/>usuario.findByIdAndUpdate( id, body, { new: true }, (err,usuarioDB)=&gt;{<text:s text:c="2"/>//Este busca por el ID y actualiza si lo encuentra. ver documentación</text:span></text:p>
      <text:p text:style-name="P8"><text:span text:style-name="T118"><text:s text:c="5"/>//{new} Son opciones de la function y especifica que quiero que devuelva el archivo<text:s text:c="2"/>modificado, de otra forma devuelve el original</text:span></text:p>
      <text:p text:style-name="P8"><text:span text:style-name="T119"/></text:p>
      <text:p text:style-name="P8"><text:span text:style-name="T120"><text:s text:c="6"/>if(err){</text:span></text:p>
      <text:p text:style-name="P8"><text:span text:style-name="T120"><text:s text:c="8"/>return res.status(400).json(</text:span></text:p>
      <text:p text:style-name="P8"><text:span text:style-name="T120"><text:s text:c="10"/>{</text:span></text:p>
      <text:p text:style-name="P8"><text:span text:style-name="T120"><text:s text:c="12"/>ok:false,</text:span></text:p>
      <text:p text:style-name="P8"><text:span text:style-name="T120"><text:s text:c="12"/>err</text:span></text:p>
      <text:p text:style-name="P8"><text:span text:style-name="T120"><text:s text:c="10"/>});</text:span></text:p>
      <text:p text:style-name="P8"><text:span text:style-name="T120"><text:s text:c="6"/>}</text:span></text:p>
      <text:p text:style-name="P8"><text:span text:style-name="T121"/></text:p>
      <text:p text:style-name="P8"><text:span text:style-name="T122"><text:s text:c="6"/>res.json({</text:span></text:p>
      <text:p text:style-name="P8"><text:span text:style-name="T122"><text:s text:c="8"/>ok: true,</text:span></text:p>
      <text:p text:style-name="P8"><text:span text:style-name="T122"><text:s text:c="8"/>usuario: usuarioDB</text:span></text:p>
      <text:p text:style-name="P8"><text:span text:style-name="T122"><text:s text:c="7"/>});</text:span></text:p>
      <text:p text:style-name="P8"><text:span text:style-name="T122"><text:s text:c="4"/>}); //Fin del findByIdAndUpdate</text:span></text:p>
      <text:p text:style-name="P8"><text:span text:style-name="T123"/></text:p>
      <text:p text:style-name="P8"><text:span text:style-name="T124">});// fin del put</text:span></text:p>
      <text:p text:style-name="P8"><text:span text:style-name="T125"/></text:p>
      <text:p text:style-name="P8"><text:span text:style-name="T126">Validaciónes en el PUT (de los ROLES)</text:span></text:p>
      <text:p text:style-name="P8"><text:span text:style-name="T127"/></text:p>
      <text:p text:style-name="P8"><text:span text:style-name="T128">Aunque en el modelos hayamos definido los roles, en la actualización acepta cualquier cosa que se le ponga, para evitar esto debemos pasarle ciertas opciones a mongoose.</text:span></text:p>
      <text:p text:style-name="P8"><text:span text:style-name="T129"/></text:p>
      <text:p text:style-name="P8"><text:span text:style-name="T130">usuario.findByIdAndUpdate( id, body, { new: true,<text:s/></text:span><text:span text:style-name="T131">runValidators=true</text:span><text:span text:style-name="T132"><text:s/>}, (err,usuarioDB)=&gt;{<text:s text:c="2"/>//Este busca por el ID y actualiza si lo encuentra. ver documentación, opciones</text:span></text:p>
      <text:p text:style-name="P8"><text:span text:style-name="T133"/></text:p>
      <text:p text:style-name="P8"><text:span text:style-name="T134">También debemos evitar actualizar la bandera de google (Solo cuando se registra el susario por google) y tampoco queremos que se actulice el password de esa manera, por lo que haremos.</text:span></text:p>
      <text:p text:style-name="P8"><text:span text:style-name="T135"/></text:p>
      <text:p text:style-name="P8"><text:span text:style-name="T136">Forma 1<text:s/></text:span><text:span text:style-name="T137">(No recimendado por ser ineficiente, al menos que sea solo uno o dos campos):</text:span></text:p>
      <text:p text:style-name="P8"><text:span text:style-name="T138"/></text:p>
      <text:p text:style-name="P8"><text:span text:style-name="T139">let body. req.body;<text:s text:c="2"/>//Obtenemos el body de la respuesta</text:span></text:p>
      <text:p text:style-name="P8"><text:span text:style-name="T140"/></text:p>
      <text:p text:style-name="P8"><text:span text:style-name="T141">delete body.password;<text:s text:c="2"/></text:span><text:span text:style-name="T142">//lo eliminamos antes de llamar findByIdAndUpdate para actualizar</text:span></text:p>
      <text:p text:style-name="P8"><text:span text:style-name="T143">delete body.google;</text:span><text:span text:style-name="T144"><text:s/></text:span></text:p>
      <text:p text:style-name="P8"><text:span text:style-name="T145"/></text:p>
      <text:p text:style-name="P8"><text:span text:style-name="T146">Forma 2</text:span></text:p>
      <text:p text:style-name="P8"><text:span text:style-name="T147">Usaremos uderscore para filtrar.</text:span></text:p>
      <text:p text:style-name="P8"><text:span text:style-name="T148"/></text:p>
      <text:p text:style-name="P8"><text:span text:style-name="T148">los requerimos: const _ = require('undercore');</text:span></text:p>
      <text:p text:style-name="P8"><text:span text:style-name="T148"/></text:p>
      <text:p text:style-name="P8"><text:span text:style-name="T148">usaremos _.pick()<text:s text:c="2"/>devuelve un bjeto con los paremetros que especificamos en una lista blanca.</text:span></text:p>
      <text:p text:style-name="P8"><text:span text:style-name="T148"/></text:p>
      <text:p text:style-name="P8"><text:span text:style-name="T149">let body = _.pick(req.body,['nombre','email','img','role','estado']); //</text:span><text:span text:style-name="T150">EL body viene de req.body que es donde se encuentran los parametros obtenidos del put</text:span></text:p>
      <text:p text:style-name="P8"><text:span text:style-name="T150"><text:s text:c="4"/>/*Regresa una copia del objeto con los parametros deseados pasados a traves de una<text:s text:c="2"/>lista blanca*/</text:span></text:p>
      <text:p text:style-name="P8"><text:span text:style-name="T150"/></text:p>
      <text:p text:style-name="P9"><text:span text:style-name="T151">Implementación del get (Consultas, retorno de los datos de la BD)</text:span></text:p>
      <text:p text:style-name="P10"><text:span text:style-name="T152">Dentro de la base de datos llamaremos usando el esquema (Usuario) usaremos le metodo find, (existen varios: findByID, find..., etc) solo find regresará todos los usuarios de la BD.</text:span></text:p>
      <text:p text:style-name="P10"><text:span text:style-name="T152"/></text:p>
      <text:p text:style-name="P10"><text:span text:style-name="T152">app.get('/usuario', function (req, res) {</text:span></text:p>
      <text:p text:style-name="P10"><text:span text:style-name="T152"><text:s text:c="4"/>Usuario.find({}) //devuelve todo el registro, se puede filtrar los que estan activos, por google, etc.</text:span></text:p>
      <text:p text:style-name="P10"><text:span text:style-name="T152"><text:s text:c="4"/>.skip(5)<text:s text:c="2"/>//Indica desde que resgistro empezar y los demás los salta</text:span></text:p>
      <text:p text:style-name="P10"><text:span text:style-name="T152"><text:s text:c="4"/>.limit(5)<text:s text:c="2"/>//Sirve para el número de registros deseados</text:span></text:p>
      <text:p text:style-name="P10"><text:span text:style-name="T152"><text:s text:c="4"/>.exec((err,usuarios)=&gt;{</text:span></text:p>
      <text:p text:style-name="P10"><text:span text:style-name="T152"><text:s text:c="8"/>if (err)</text:span></text:p>
      <text:p text:style-name="P10"><text:span text:style-name="T152"><text:s text:c="8"/>{</text:span></text:p>
      <text:p text:style-name="P10"><text:span text:style-name="T152"><text:s text:c="10"/>return res.status(400).json({</text:span></text:p>
      <text:p text:style-name="P10"><text:span text:style-name="T152"><text:s text:c="12"/>ok:false,</text:span></text:p>
      <text:p text:style-name="P10"><text:span text:style-name="T152"><text:s text:c="12"/>err</text:span></text:p>
      <text:p text:style-name="P10"><text:span text:style-name="T152"><text:s text:c="10"/>});</text:span></text:p>
      <text:p text:style-name="P10"><text:span text:style-name="T152"><text:s text:c="8"/>}</text:span></text:p>
      <text:p text:style-name="P10"><text:span text:style-name="T152"/></text:p>
      <text:p text:style-name="P10"><text:span text:style-name="T152"><text:s text:c="8"/>res.json({</text:span></text:p>
      <text:p text:style-name="P10"><text:span text:style-name="T152"><text:s text:c="10"/>ok:true,</text:span></text:p>
      <text:p text:style-name="P10"><text:span text:style-name="T152"><text:s text:c="10"/>usuarios//Significa usuarios: usuarios, es decir la propiedad usuario muestra los usuarios recibidos</text:span></text:p>
      <text:p text:style-name="P10"><text:span text:style-name="T152"><text:s text:c="8"/>});</text:span></text:p>
      <text:p text:style-name="P10"><text:span text:style-name="T152"><text:s text:c="6"/>})<text:s text:c="2"/>//Es como la instrucción ejecutalo</text:span></text:p>
      <text:p text:style-name="P10"><text:span text:style-name="T152"><text:s text:c="2"/>}); //Fin del get</text:span></text:p>
      <text:p text:style-name="P10"><text:span text:style-name="T152"/></text:p>
      <text:p text:style-name="P11"><text:span text:style-name="T152"/></text:p>
      <text:p text:style-name="P12"><text:span text:style-name="T153">NOTAS: Para captura codigo desde visual code Polacode, o carbon.</text:span></text:p>
      <text:p text:style-name="P12"><text:span text:style-name="T15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